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D0D6BB32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4"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5"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8"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9"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0"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1"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2"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3"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14"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15"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16"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17"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18"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19" style:family="paragraph" style:parent-style-name="Standard">
      <style:paragraph-properties fo:text-align="center" style:justify-single-word="false"/>
      <style:text-properties style:font-name="ＭＳ 明朝" fo:font-size="18pt" officeooo:rsid="00138366" officeooo:paragraph-rsid="00138366" style:font-name-asian="ＭＳ 明朝" style:font-size-asian="18pt" style:font-size-complex="18pt"/>
    </style:style>
    <style:style style:name="P20"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21"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2"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T1" style:family="text">
      <style:text-properties officeooo:rsid="001383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B14チーム</text:p>
      <text:p text:style-name="P4"/>
      <text:p text:style-name="P5"><text:tab/><text:tab/>V担当<text:tab/><text:tab/>12-1-037-0049 小坂田　光</text:p>
      <text:p text:style-name="P5"><text:tab/><text:tab/>CCM担当<text:tab/><text:tab/>12-1-037-0026 中才　恵太朗</text:p>
      <text:p text:style-name="P5"><text:tab/><text:tab/>SCM担当 <text:s text:c="2"/><text:tab/>12-1-037-0051 天満　勇介</text:p>
      <text:p text:style-name="P4"/>
      <text:p text:style-name="P4"/>
      <text:p text:style-name="P4">2014年1<text:span text:style-name="T1">2</text:span>月<text:span text:style-name="T1">9</text:span>日</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イントロダクション</text:p>
      <text:p text:style-name="P7"/>
      <text:p text:style-name="P8">作成者：小坂田 （V担当）</text:p>
      <text:p text:style-name="P7"/>
      <text:list xml:id="list892766960417097717" text:style-name="L1">
        <text:list-item>
          <text:p text:style-name="P13">アプリケーションの目的</text:p>
        </text:list-item>
      </text:list>
      <text:p text:style-name="P10">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1672067951180963270" text:style-name="L2">
        <text:list-item>
          <text:p text:style-name="P14">各研究室の情報を学生間の間でも共有できるようにする。</text:p>
        </text:list-item>
        <text:list-item>
          <text:p text:style-name="P14">教員側は、その研究室の生の評価を参照することができる。</text:p>
        </text:list-item>
      </text:list>
      <text:p text:style-name="P8"/>
      <text:list xml:id="list223047538142745" text:continue-list="list892766960417097717" text:style-name="L1">
        <text:list-item>
          <text:p text:style-name="P13">アプリケーションの範囲</text:p>
          <text:p text:style-name="P20">　本アプリケーションは「ラボナビ」呼び、研究室情報共有サービスを提供する。</text:p>
          <text:p text:style-name="P20">　情報共有サービスとは、 ユーザーからの口コミを収集し相互に情報を共有する場を提供するサービスである。次に挙げるような機能を持っている。</text:p>
          <text:p text:style-name="P21"/>
        </text:list-item>
      </text:list>
      <text:list xml:id="list6639985536097323351" text:style-name="L3">
        <text:list-item>
          <text:p text:style-name="P15">ユーザーが情報を投稿できる。</text:p>
        </text:list-item>
        <text:list-item>
          <text:p text:style-name="P15">ユーザーがコメントを残すことができる。</text:p>
        </text:list-item>
        <text:list-item>
          <text:p text:style-name="P15">上記のコメントに対して自他ともにコメントすることができる。</text:p>
        </text:list-item>
        <text:list-item>
          <text:p text:style-name="P15">各ユーザーがメールボックスを所持している。</text:p>
        </text:list-item>
        <text:list-item>
          <text:p text:style-name="P15">上記のメールボックスにおいて様々な情報を送受信することができる。</text:p>
        </text:list-item>
        <text:list-item>
          <text:p text:style-name="P15">各トピックに対して評価・ランク付けすることができる。</text:p>
        </text:list-item>
        <text:list-item>
          <text:p text:style-name="P15">ユーザーのマイページを作成できる。</text:p>
        </text:list-item>
        <text:list-item>
          <text:p text:style-name="P15">ユーザーのフレンド登録をできる。</text:p>
        </text:list-item>
      </text:list>
      <text:p text:style-name="P8"/>
      <text:p text:style-name="P9">　本アプリケーションが提供するのはユーザーが情報をアップロードする機能、各トピックに対して評価・ランク付けすることができるようにする機能のみとする。</text:p>
      <text:p text:style-name="P12"/>
      <text:p text:style-name="P8"/>
      <text:list xml:id="list223047247261626" text:continue-list="list223047538142745" text:style-name="L1">
        <text:list-item>
          <text:p text:style-name="P13">アプリケーションの概要</text:p>
          <text:p text:style-name="P16">　本アプリケーションは、情報共有サービスを提供するものである。本アプリケーションのユーザーは次に挙げる機能を使用することができる。</text:p>
        </text:list-item>
      </text:list>
      <text:list xml:id="list8582428723354076751" text:style-name="L4">
        <text:list-header>
          <text:p text:style-name="P17"/>
        </text:list-header>
        <text:list-item>
          <text:p text:style-name="P17">学生が各研究室に対して評価を付ける事が出来る。</text:p>
        </text:list-item>
        <text:list-item>
          <text:p text:style-name="P17">研究室の評価ランキングを表示する事が出来る。</text:p>
        </text:list-item>
        <text:list-item>
          <text:p text:style-name="P17">教員が自身の研究室の情報を投稿する事が出来る。</text:p>
        </text:list-item>
        <text:list-item>
          <text:p text:style-name="P17">学生、教員が研究室情報を閲覧することが出来る。</text:p>
        </text:list-item>
      </text:list>
      <text:p text:style-name="P8"/>
      <text:list xml:id="list223048146682338" text:continue-list="list223047247261626" text:style-name="L1">
        <text:list-item>
          <text:p text:style-name="P13">アプリケーションの条件</text:p>
          <text:p text:style-name="P22">　　本アプリケーションに課された条件は、以下のとおりである。</text:p>
          <text:p text:style-name="P16"/>
        </text:list-item>
      </text:list>
      <text:list xml:id="list214252384601352649" text:style-name="L5">
        <text:list-item>
          <text:p text:style-name="P18">プログラミング言語としてJavaScriptとJavaを使用すること。</text:p>
        </text:list-item>
        <text:list-item>
          <text:p text:style-name="P18">サーブレットコンテナとしてJettyを使用すること。</text:p>
        </text:list-item>
      </text:list>
      <text:p text:style-name="P7"/>
      <text:p text:style-name="P7"/>
      <text:p text:style-name="P7"/>
      <text:p text:style-name="P2"/>
      <text:p text:style-name="P2"/>
      <text:p text:style-name="P7"><text:soft-page-break/>ユースケース図とユースケース記述</text:p>
      <text:p text:style-name="P7"/>
      <text:p text:style-name="P8">作成者：・・・天満（SCM担当）</text:p>
      <text:p text:style-name="P2"><draw:frame draw:style-name="fr1" draw:name="Image1" text:anchor-type="paragraph" svg:width="15cm" svg:height="14.4cm" draw:z-index="0"><draw:image xlink:href="Pictures/10000000000002EE000002D0D6BB32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7M4S</meta:editing-duration>
    <meta:editing-cycles>5</meta:editing-cycles>
    <meta:generator>LibreOffice/4.3.4.1$MacOSX_x86 LibreOffice_project/bc356b2f991740509f321d70e4512a6a54c5f243</meta:generator>
    <dc:date>2014-12-08T22:30:46.246631000</dc:date>
    <meta:document-statistic meta:table-count="0" meta:image-count="1" meta:object-count="0" meta:page-count="4" meta:paragraph-count="39" meta:word-count="1074" meta:character-count="1173" meta:non-whitespace-character-count="1142"/>
  </office:meta>
</office:document-meta>
</file>